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0% 100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4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5" style:family="text">
      <style:text-properties style:text-position="0% 100%" fo:font-family="'Times New Roman'" style:font-style-name="Regular" style:font-family-generic="roman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6" style:family="text">
      <style:text-properties style:text-position="-33% 58%"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position="-33% 58%" fo:font-family="'Times New Roman'" style:font-family-generic="roman" style:font-pitch="variable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1.016cm" svg:height="0.889cm" svg:x="10.271cm" svg:y="1.948cm">
          <text:p text:style-name="P1"><text:span text:style-name="T1">Y</text:span></text:p>
        </draw:ellipse>
        <draw:ellipse draw:style-name="gr1" draw:text-style-name="P2" xml:id="id2" draw:id="id2" draw:layer="layout" svg:width="1.016cm" svg:height="0.889cm" svg:x="6.715cm" svg:y="5.348cm">
          <text:p text:style-name="P1"><text:span text:style-name="T2">D</text:span><text:span text:style-name="T3">1</text:span></text:p>
        </draw:ellipse>
        <draw:ellipse draw:style-name="gr1" draw:text-style-name="P2" xml:id="id3" draw:id="id3" draw:layer="layout" svg:width="1.016cm" svg:height="0.889cm" svg:x="8.493cm" svg:y="5.348cm">
          <text:p text:style-name="P1"><text:span text:style-name="T2">D</text:span><text:span text:style-name="T3">2</text:span></text:p>
        </draw:ellipse>
        <draw:ellipse draw:style-name="gr1" draw:text-style-name="P2" xml:id="id4" draw:id="id4" draw:layer="layout" svg:width="1.016cm" svg:height="0.889cm" svg:x="10.271cm" svg:y="5.348cm">
          <text:p text:style-name="P1"><text:span text:style-name="T2">D</text:span><text:span text:style-name="T3">3</text:span></text:p>
        </draw:ellipse>
        <draw:ellipse draw:style-name="gr1" draw:text-style-name="P2" xml:id="id5" draw:id="id5" draw:layer="layout" svg:width="1.016cm" svg:height="0.889cm" svg:x="13.827cm" svg:y="5.348cm">
          <text:p text:style-name="P1"><text:span text:style-name="T2">D</text:span><text:span text:style-name="T4">m</text:span></text:p>
        </draw:ellipse>
        <draw:frame draw:style-name="gr2" draw:layer="layout" svg:width="1.043cm" svg:height="0.963cm" svg:x="12.049cm" svg:y="5.191cm">
          <draw:text-box>
            <text:p>...</text:p>
          </draw:text-box>
        </draw:frame>
        <draw:connector draw:style-name="gr3" draw:text-style-name="P3" draw:layer="layout" draw:type="line" svg:x1="10.779cm" svg:y1="2.837cm" svg:x2="7.223cm" svg:y2="5.348cm" draw:start-shape="id1" draw:start-glue-point="2" draw:end-shape="id2" draw:end-glue-point="0" svg:d="M10779 2837l-3556 2511">
          <text:p/>
        </draw:connector>
        <draw:connector draw:style-name="gr3" draw:text-style-name="P3" draw:layer="layout" draw:type="line" svg:x1="10.78cm" svg:y1="2.837cm" svg:x2="9.001cm" svg:y2="5.348cm" draw:end-shape="id3" draw:end-glue-point="0" svg:d="M10780 2837l-1779 2511">
          <text:p/>
        </draw:connector>
        <draw:connector draw:style-name="gr3" draw:text-style-name="P3" draw:layer="layout" draw:type="line" svg:x1="10.781cm" svg:y1="2.837cm" svg:x2="10.779cm" svg:y2="5.348cm" draw:end-shape="id4" svg:d="M10781 2837l-2 2511">
          <text:p/>
        </draw:connector>
        <draw:connector draw:style-name="gr3" draw:text-style-name="P3" draw:layer="layout" draw:type="line" svg:x1="10.781cm" svg:y1="2.837cm" svg:x2="14.335cm" svg:y2="5.348cm" draw:end-shape="id5" draw:end-glue-point="0" svg:d="M10781 2837l3554 2511">
          <text:p/>
        </draw:connector>
        <draw:frame draw:style-name="gr4" draw:text-style-name="P4" draw:layer="layout" svg:width="0.942cm" svg:height="0.876cm" svg:x="8.177cm" svg:y="3.44cm">
          <draw:text-box>
            <text:p><text:span text:style-name="T5">ω</text:span><text:span text:style-name="T6">1</text:span></text:p>
          </draw:text-box>
        </draw:frame>
        <draw:frame draw:style-name="gr4" draw:text-style-name="P4" draw:layer="layout" svg:width="0.942cm" svg:height="0.876cm" svg:x="9.377cm" svg:y="4.34cm">
          <draw:text-box>
            <text:p><text:span text:style-name="T5">ω</text:span><text:span text:style-name="T6">2</text:span></text:p>
          </draw:text-box>
        </draw:frame>
        <draw:frame draw:style-name="gr4" draw:text-style-name="P4" draw:layer="layout" svg:width="0.942cm" svg:height="0.876cm" svg:x="10.677cm" svg:y="3.84cm">
          <draw:text-box>
            <text:p><text:span text:style-name="T5">ω</text:span><text:span text:style-name="T6">3</text:span></text:p>
          </draw:text-box>
        </draw:frame>
        <draw:frame draw:style-name="gr5" draw:text-style-name="P4" draw:layer="layout" svg:width="0.981cm" svg:height="0.876cm" svg:x="12.577cm" svg:y="3.64cm">
          <draw:text-box>
            <text:p><text:span text:style-name="T5">ω</text:span><text:span text:style-name="T7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6-11T16:39:37.18</dc:date>
    <dc:creator>Loc Nguyen</dc:creator>
    <meta:editing-duration>PT2H51M55S</meta:editing-duration>
    <meta:editing-cycles>23</meta:editing-cycles>
    <meta:generator>OpenOffice/4.1.2$Win32 OpenOffice.org_project/412m3$Build-9782</meta:generator>
    <meta:document-statistic meta:object-count="14"/>
  </office:meta>
</office:document-meta>
</file>